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E0000016E75831603.png"/>
  <manifest:file-entry manifest:media-type="image/png" manifest:full-path="Pictures/10000000000003550000022D53150179.png"/>
  <manifest:file-entry manifest:media-type="image/png" manifest:full-path="Pictures/10000201000001140000011EE88F2106.png"/>
  <manifest:file-entry manifest:media-type="image/png" manifest:full-path="Pictures/10000201000006A3000001A0185CFD28.png"/>
  <manifest:file-entry manifest:media-type="image/png" manifest:full-path="Pictures/10000000000002370000011346D3E5A4.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2"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3" style:family="paragraph" style:parent-style-name="BOOK_5f_Text_5f_body">
      <style:paragraph-properties fo:text-align="start" style:justify-single-word="false"/>
    </style:style>
    <style:style style:name="P4" style:family="paragraph" style:parent-style-name="BOOK_5f_Text_5f_body">
      <style:paragraph-properties fo:text-align="center" style:justify-single-word="false"/>
    </style:style>
    <style:style style:name="P5" style:family="paragraph" style:parent-style-name="Index_20_1">
      <style:paragraph-properties>
        <style:tab-stops>
          <style:tab-stop style:position="11.869cm" style:type="right" style:leader-style="dotted" style:leader-text="."/>
        </style:tab-stops>
      </style:paragraph-properties>
    </style:style>
    <style:style style:name="P6" style:family="paragraph" style:parent-style-name="Index_20_Separator">
      <style:paragraph-properties>
        <style:tab-stops/>
      </style:paragraph-properties>
    </style:style>
    <style:style style:name="P7" style:family="paragraph" style:parent-style-name="Contents_20_1">
      <style:paragraph-properties>
        <style:tab-stops>
          <style:tab-stop style:position="11.869cm" style:type="right" style:leader-style="dotted" style:leader-text="."/>
        </style:tab-stops>
      </style:paragraph-properties>
    </style:style>
    <style:style style:name="P8" style:family="paragraph" style:parent-style-name="Contents_20_2">
      <style:paragraph-properties>
        <style:tab-stops>
          <style:tab-stop style:position="11.869cm" style:type="right" style:leader-style="dotted" style:leader-text="."/>
        </style:tab-stops>
      </style:paragraph-properties>
    </style:style>
    <style:style style:name="P9" style:family="paragraph" style:parent-style-name="BOOK_5f_Bulleted_5f_list_5f_end" style:list-style-name="BOOK_5f_Bulleted_5f_list"/>
    <style:style style:name="P10" style:family="paragraph" style:parent-style-name="BOOK_5f_Heading" style:list-style-name="L6" style:master-page-name="BOOK_5f_First_5f_page">
      <style:paragraph-properties style:page-number="1" fo:break-before="auto" fo:break-after="auto"/>
    </style:style>
    <style:style style:name="P11" style:family="paragraph" style:parent-style-name="BOOK_5f_Text_5f_body" style:list-style-name="L1"/>
    <style:style style:name="P12" style:family="paragraph" style:parent-style-name="BOOK_5f_Text_5f_body" style:list-style-name="L1"/>
    <style:style style:name="P13" style:family="paragraph" style:parent-style-name="BOOK_5f_Text_5f_body" style:list-style-name="L2">
      <style:paragraph-properties fo:text-align="start" style:justify-single-word="false"/>
    </style:style>
    <style:style style:name="P14" style:family="paragraph" style:parent-style-name="BOOK_5f_Text_5f_body" style:list-style-name="L2">
      <style:paragraph-properties fo:text-align="start" style:justify-single-word="false"/>
    </style:style>
    <style:style style:name="P15" style:family="paragraph" style:parent-style-name="BOOK_5f_Text_5f_body" style:list-style-name="L3">
      <style:paragraph-properties fo:text-align="start" style:justify-single-word="false"/>
    </style:style>
    <style:style style:name="P16" style:family="paragraph" style:parent-style-name="BOOK_5f_Text_5f_body" style:list-style-name="L3">
      <style:paragraph-properties fo:text-align="start" style:justify-single-word="false"/>
    </style:style>
    <style:style style:name="P17" style:family="paragraph" style:parent-style-name="BOOK_5f_Text_5f_body" style:list-style-name="L4">
      <style:paragraph-properties fo:text-align="start" style:justify-single-word="false"/>
    </style:style>
    <style:style style:name="P18" style:family="paragraph" style:parent-style-name="BOOK_5f_Text_5f_body" style:list-style-name="L2"/>
    <style:style style:name="P19" style:family="paragraph" style:parent-style-name="BOOK_5f_Text_5f_body" style:list-style-name="L2"/>
    <style:style style:name="P20" style:family="paragraph" style:parent-style-name="BOOK_5f_Text_5f_body" style:list-style-name="L2"/>
    <style:style style:name="P21" style:family="paragraph" style:parent-style-name="BOOK_5f_Text_5f_body" style:list-style-name="L1" style:master-page-name="BOOK_5f_Blank_5f_page">
      <style:paragraph-properties fo:text-align="center" style:justify-single-word="false"/>
    </style:style>
    <style:style style:name="P22" style:family="paragraph" style:parent-style-name="BOOK_5f_Bulleted_5f_list" style:list-style-name="BOOK_5f_Bulleted_5f_list"/>
    <style:style style:name="P23" style:family="paragraph" style:parent-style-name="BOOK_5f_Bulleted_5f_list" style:list-style-name="BOOK_5f_Bulleted_5f_list"/>
    <style:style style:name="P24" style:family="paragraph" style:parent-style-name="BOOK_5f_Bulleted_5f_list" style:list-style-name="BOOK_5f_Bulleted_5f_list"/>
    <style:style style:name="P25" style:family="paragraph" style:parent-style-name="BOOK_5f_Bulleted_5f_list" style:list-style-name="BOOK_5f_Bulleted_5f_list"/>
    <style:style style:name="P26" style:family="paragraph" style:parent-style-name="BOOK_5f_Bulleted_5f_list" style:list-style-name="BOOK_5f_Bulleted_5f_list"/>
    <style:style style:name="P27" style:family="paragraph" style:parent-style-name="BOOK_5f_Bulleted_5f_list" style:list-style-name="BOOK_5f_Bulleted_5f_list"/>
    <style:style style:name="P28" style:family="paragraph" style:parent-style-name="BOOK_5f_Bulleted_5f_list" style:list-style-name="BOOK_5f_Bulleted_5f_list"/>
    <style:style style:name="P29" style:family="paragraph" style:parent-style-name="BOOK_5f_Bulleted_5f_list" style:list-style-name="BOOK_5f_Bulleted_5f_list"/>
    <style:style style:name="P30" style:family="paragraph" style:parent-style-name="BOOK_5f_Bulleted_5f_list" style:list-style-name="BOOK_5f_Bulleted_5f_list"/>
    <style:style style:name="P31" style:family="paragraph" style:parent-style-name="BOOK_5f_Bulleted_5f_list" style:list-style-name="BOOK_5f_Bulleted_5f_list"/>
    <style:style style:name="P32" style:family="paragraph" style:parent-style-name="BOOK_5f_Tip_5f_body" style:list-style-name="L5">
      <style:paragraph-properties fo:text-align="start" style:justify-single-word="false"/>
    </style:style>
    <style:style style:name="P33" style:family="paragraph" style:parent-style-name="BOOK_5f_Heading_5f_1" style:list-style-name="L2"/>
    <style:style style:name="P34" style:family="paragraph" style:parent-style-name="BOOK_5f_Heading_5f_1" style:list-style-name="L2"/>
    <style:style style:name="P35" style:family="paragraph" style:parent-style-name="BOOK_5f_Heading_5f_1" style:list-style-name="L2"/>
    <style:style style:name="P36" style:family="paragraph" style:parent-style-name="BOOK_5f_Heading_5f_1" style:list-style-name="L2"/>
    <style:style style:name="P37" style:family="paragraph" style:parent-style-name="BOOK_5f_Heading_5f_1" style:list-style-name="L2"/>
    <style:style style:name="P38" style:family="paragraph" style:parent-style-name="BOOK_5f_Copyright" style:list-style-name="L1" style:master-page-name="BOOK_5f_Blank_5f_page"/>
    <style:style style:name="P39" style:family="paragraph" style:parent-style-name="BOOK_5f_Preface" style:list-style-name="L2"/>
    <style:style style:name="P40" style:family="paragraph" style:parent-style-name="BOOK_5f_Table_5f_of_5f_Contents" style:list-style-name="L1" style:master-page-name="BOOK_5f_Front_5f_matter_5f_first_5f_page">
      <style:paragraph-properties style:page-number="1"/>
    </style:styl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style:font-name="Bitstream Vera Serif"/>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5"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3.824cm" svg:y="17.198cm" svg:width="8.035cm" draw:z-index="2">
        <draw:text-box fo:min-height="2.464cm">
          <text:p text:style-name="P1">DRAFT</text:p>
        </draw:text-box>
      </draw:frame>
      <draw:frame draw:style-name="fr2" draw:name="g2223.png" text:anchor-type="page" text:anchor-page-number="1" svg:x="2.136cm" svg:y="8.662cm" svg:width="11.869cm" svg:height="2.905cm" draw:z-index="3">
        <draw:image xlink:href="Pictures/10000201000006A3000001A0185CFD28.png" xlink:type="simple" xlink:show="embed" xlink:actuate="onLoad"/>
      </draw:frame>
      <text:list text:style-name="L1">
        <text:list-item>
          <text:p text:style-name="P21">Version: 0.8.7 Modified: <text:modification-date style:data-style-name="N84">2007-09-21</text:modification-date></text:p>
        </text:list-item>
        <text:list-item>
          <text:p text:style-name="P38">Copyright</text:p>
        </text:list-item>
        <text:list-item>
          <text:p text:style-name="P11">This documentation is released under GNU Free Documentation License (<text:a xlink:type="simple" xlink:href="http://www.gnu.org/licenses/fdl.html">http://www.gnu.org/licenses/fdl.html</text:a>)</text:p>
        </text:list-item>
        <text:list-item>
          <text:p text:style-name="P11"><text:span text:style-name="T4">©</text:span> Dmitri Popov, 2007</text:p>
        </text:list-item>
        <text:list-item>
          <text:p text:style-name="P40">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7">Preface<text:tab/>iii</text:p>
          <text:p text:style-name="P8">About this user guide<text:tab/>iii</text:p>
          <text:p text:style-name="P8">Conventions used in this guide<text:tab/>iii</text:p>
          <text:p text:style-name="P8">Language and formats<text:tab/>iii</text:p>
          <text:p text:style-name="P8">Technical notes<text:tab/>iv</text:p>
          <text:p text:style-name="P8">About the author<text:tab/>iv</text:p>
          <text:p text:style-name="P7">About Writer’s Tools<text:tab/>1</text:p>
          <text:p text:style-name="P8">License and download<text:tab/>2</text:p>
          <text:p text:style-name="P7">Installing and Configuring Writer’s Tools<text:tab/>4</text:p>
          <text:p text:style-name="P8">Upgrading Writer’s Tools<text:tab/>4</text:p>
          <text:p text:style-name="P8">Registering the WriterDB Database<text:tab/>5</text:p>
          <text:p text:style-name="P8">Changing the Default Browser<text:tab/>5</text:p>
          <text:p text:style-name="P8">Adding Email Address to the Email Backup Tool<text:tab/>6</text:p>
          <text:p text:style-name="P8">Adding FTP Address to the Remote Backup Tool<text:tab/>7</text:p>
          <text:p text:style-name="P8">Editing the List of References in the Lookup Tool<text:tab/>7</text:p>
          <text:p text:style-name="P8">Tweaking the Word Hunt Game<text:tab/>9</text:p>
          <text:p text:style-name="P7">Importing data into the WriterDB database<text:tab/>10</text:p>
          <text:p text:style-name="P7">Alphabetical Index<text:tab/>11</text:p>
        </text:index-body>
      </text:table-of-content>
      <text:list text:style-name="L2">
        <text:list-item>
          <text:p text:style-name="P39">Preface</text:p>
        </text:list-item>
        <text:list-item>
          <text:h text:style-name="P33"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33" text:outline-level="2">Conventions used in this guide</text:h>
        </text:list-item>
        <text:list-item>
          <text:p text:style-name="P13">Plain text – Indicates menu titles, menu items, buttons, and keyboard shortcuts such as Shift and Ctrl.</text:p>
        </text:list-item>
        <text:list-item>
          <text:p text:style-name="P13"><text:span text:style-name="BOOK_5f_Italic">Italic text</text:span> – Indicates books and other publications as well as certain menu items to avoid ambiguity.</text:p>
        </text:list-item>
      </text:list>
      <text:list text:style-name="L3">
        <text:list-item>
          <text:p text:style-name="P15"><text:span text:style-name="BOOK_5f_Monospaced">Monospaced text – </text:span>Indicates file extensions, commands, file names, and hyperlinks.</text:p>
        </text:list-item>
        <text:list-item>
          <text:p text:style-name="P15"><text:span text:style-name="BOOK_5f_Monospaced"><text:span text:style-name="T1">Underlined monospaced text</text:span></text:span> – Indicates working hyperlinks.</text:p>
        </text:list-item>
      </text:list>
      <text:list text:style-name="L4">
        <text:list-item>
          <text:p text:style-name="P17"><text:span text:style-name="BOOK_5f_Code">Code</text:span> – Indicates code examples, commands options, functions, HTML examples, and output from commands.</text:p>
        </text:list-item>
      </text:list>
      <text:list text:style-name="L5">
        <text:list-item>
          <text:p text:style-name="P32">TIP – Tips and notes are set off by lines above and below.</text:p>
        </text:list-item>
      </text:list>
      <text:list text:style-name="L2" text:continue-numbering="true">
        <text:list-item>
          <text:h text:style-name="P33" text:outline-level="2">Language and formats</text:h>
        </text:list-item>
        <text:list-item>
          <text:p text:style-name="P18">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33" text:outline-level="2">Technical notes</text:h>
        </text:list-item>
        <text:list-item>
          <text:p text:style-name="P18">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33" text:outline-level="2">About the author</text:h>
        </text:list-item>
        <text:list-item>
          <text:p text:style-name="P18">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10" text:outline-level="1">About Writer’s Tools</text:h>
        </text:list-item>
      </text:list>
      <text:p text:style-name="P4"><draw:frame draw:style-name="fr4" draw:name="Frame1" text:anchor-type="as-char" svg:width="7.5cm" draw:z-index="10"><draw:text-box fo:min-height="7.77cm"><text:p text:style-name="Figure"><draw:frame draw:style-name="fr6" draw:name="writertools.png" text:anchor-type="paragraph" svg:x="0cm" svg:y="0.026cm" svg:width="7.5cm" style:rel-width="100%" svg:height="7.77cm" style:rel-height="scale" draw:z-index="11"><draw:image xlink:href="Pictures/10000201000001140000011EE88F2106.png" xlink:type="simple" xlink:show="embed" xlink:actuate="onLoad"/></draw:frame>Figure <text:sequence text:ref-name="refFigure0" text:name="Figure" text:formula="ooow:Figure+1" style:num-format="1">1</text:sequence>: Writer's Tools</text:p></draw:text-box></draw:frame></text:p>
      <text:p text:style-name="BOOK_5f_Text_5f_body">Writer’s Tools is an OpenOffice.org extension that includes the following tools:</text:p>
      <text:list text:style-name="BOOK_5f_Bulleted_5f_list">
        <text:list-item>
          <text:p text:style-name="P22"><text:span text:style-name="BOOK_5f_Bold">Lookup Tool</text:span> allows you to lookup the currently selected word in several online references, including Cambridge Dictionaries, WordNet, <text:s text:c="2"/>Ask Oxford, Google Define, and BEOLINGUS.</text:p>
        </text:list-item>
        <text:list-item>
          <text:p text:style-name="P22"><text:span text:style-name="BOOK_5f_Bold">Google Translate</text:span> allows users to quickly translate selected text fragments between different languages using the Google Translate service.</text:p>
        </text:list-item>
        <text:list-item>
          <text:p text:style-name="P22"><text:span text:style-name="BOOK_5f_Bold">Show on the Map</text:span> tool allows you to select a city, a street name, or a postal code and map it using the Multimap service.</text:p>
        </text:list-item>
        <text:list-item>
          <text:p text:style-name="P22"><text:span text:style-name="BOOK_5f_Bold">Email Backup</text:span> can be used to quickly send a backup copy of the currently opened document to a specified email address.</text:p>
        </text:list-item>
        <text:list-item>
          <text:p text:style-name="P22"><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P22"><text:span text:style-name="BOOK_5f_Bold">Remote Backup</text:span> allows you to quickly save a backup copy of the current document on a FTP server.</text:p>
        </text:list-item>
        <text:list-item>
          <text:p text:style-name="P22"><text:span text:style-name="BOOK_5f_Bold">Convert to DokuWiki</text:span> converts the current document into DokuWiki format.</text:p>
        </text:list-item>
        <text:list-item>
          <text:p text:style-name="P22"><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P22"><text:span text:style-name="BOOK_5f_Bold">Word Hunt Game</text:span> is a simple game, where you have to guess the word randomly picked by Writer.</text:p>
        </text:list-item>
        <text:list-item>
          <text:p text:style-name="P22"><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P9"><text:span text:style-name="BOOK_5f_Bold">Add to Basket</text:span> tool copies the currently selected text fragment into the <text:s/><text:span text:style-name="BOOK_5f_Monospaced">basket</text:span> table in the WriterDB database. It’s perfect for storing notes and text snippets.</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144041972"/>Extension Manager<text:alphabetical-index-mark-end text:id="IMark144041972"/>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4"><draw:frame draw:style-name="fr3" draw:name="Frame2" text:anchor-type="as-char" svg:width="9.999cm" draw:z-index="0"><draw:text-box fo:min-height="5.609cm"><text:p text:style-name="Figure"><draw:frame draw:style-name="fr5" draw:name="installwritertools.png" text:anchor-type="paragraph" svg:x="0.004cm" svg:y="0.028cm" svg:width="9.999cm" style:rel-width="100%" svg:height="5.609cm" style:rel-height="scale" draw:z-index="1"><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Registering the <text:alphabetical-index-mark-start text:id="IMark144048684"/>WriterDB<text:alphabetical-index-mark-end text:id="IMark144048684"/> Database</text:h>
            </text:list-item>
          </text:list>
        </text:list-item>
      </text:list>
      <text:p text:style-name="BOOK_5f_Text_5f_body">The Timer Tool, Word of the Day, and Add to Basket tools rely on the WriterDB database that must be registered as an OpenOffice.org <text:alphabetical-index-mark-start text:id="IMark144047076"/>data source<text:alphabetical-index-mark-end text:id="IMark144047076"/>. To do this, launch OpenOffice.org and choose Tools -&gt; Options. Select OpenOffice.org Base -&gt; Databases and press the New button. Select the WriterDB database and give the new connection the “WriterDB” name as shown in the figure below:</text:p>
      <text:p text:style-name="P4"><draw:frame draw:style-name="fr3" draw:name="Frame4" text:anchor-type="as-char" svg:width="9.999cm" draw:z-index="6"><draw:text-box fo:min-height="4.971cm"><text:p text:style-name="Figure"><draw:frame draw:style-name="fr5" draw:name="databaseconnection.png" text:anchor-type="paragraph" svg:x="0.004cm" svg:y="0.028cm" svg:width="9.999cm" style:rel-width="100%" svg:height="4.971cm" style:rel-height="scale" draw:z-index="7"><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3">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uses Firefox browser, and it expects to find it in the Program Files folder (on Windows). If you are using another browser or a non-US version of Windows, you have to update the default browser path.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4"><draw:frame draw:style-name="fr3" draw:name="Frame3" text:anchor-type="as-char" svg:width="9.999cm" draw:z-index="8"><draw:text-box fo:min-height="4.851cm"><text:p text:style-name="Figure"><draw:frame draw:style-name="fr5" draw:name="organizemacros.png" text:anchor-type="paragraph" svg:x="0.004cm" svg:y="0.002cm" svg:width="9.999cm" style:rel-width="100%" svg:height="4.851cm" style:rel-height="scale" draw:z-index="9"><draw:image xlink:href="Pictures/10000000000002370000011346D3E5A4.png" xlink:type="simple" xlink:show="embed" xlink:actuate="onLoad"/></draw:frame>Figure <text:sequence text:ref-name="refFigure3" text:name="Figure" text:formula="ooow:Figure+1" style:num-format="1">4</text:sequence>:<text:span text:style-name="T3"> Openning the LookupTool macro</text:span></text:p></draw:text-box></draw:frame></text:p>
      <text:p text:style-name="BOOK_5f_Text_5f_body">Replace all occurrences of the <text:span text:style-name="BOOK_5f_Code">“C:\Program Files\Mozilla Firefox\firefox.exe”</text:span> string with the correct path, for example:</text:p>
      <text:p text:style-name="P3"><text:span text:style-name="BOOK_5f_Code">“C:\Program Files\Opera\opera.exe”<text:line-break/>“C:\Programmer\Opera\opera.exe”</text:span></text:p>
      <text:p text:style-name="BOOK_5f_Text_5f_body">Save the changes, and you are done.</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4"><draw:frame draw:style-name="fr3" draw:name="Frame5" text:anchor-type="as-char" svg:width="9.999cm" draw:z-index="4"><draw:text-box fo:min-height="6.519cm"><text:p text:style-name="Figure"><draw:frame draw:style-name="fr5" draw:name="editreferencelist.png" text:anchor-type="paragraph" svg:x="0.004cm" svg:y="0.028cm" svg:width="9.999cm" style:rel-width="100%" svg:height="6.519cm" style:rel-height="scale" draw:z-index="5"><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3">Writer’s Tools features a simple game, where Writer randomly picks one of five words and you task is to guess it. The default words are: apple, 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3">Replace the words in the array with your own.</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alphabetical-index text:style-name="Sect1" text:protected="true" text:name="Alphabetical Index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D</text:p>
          <text:p text:style-name="P5">Data source<text:tab/>5</text:p>
          <text:p text:style-name="P6">E</text:p>
          <text:p text:style-name="P5">Extension Manager<text:tab/>4</text:p>
          <text:p text:style-name="P6">W</text:p>
          <text:p text:style-name="P5">WriterDB<text:tab/>5</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paragraph-properties fo:margin-top="0cm" fo:margin-bottom="0.42cm"/>
    </style:style>
    <style:style style:name="BOOK_5f_Numbered_5f_list" style:display-name="BOOK_Numbered_list" style:family="paragraph" style:parent-style-name="BOOK_5f_Text_5f_body" style:master-page-name="">
      <style:paragraph-properties fo:margin-top="0cm" fo:margin-bottom="0.21cm"/>
    </style:style>
    <style:style style:name="BOOK_5f_Numbered_5f_list_5f_end" style:display-name="BOOK_Numbered_list_end" style:family="paragraph" style:parent-style-name="BOOK_5f_Text_5f_body" style:next-style-name="BOOK_5f_Text_5f_body" style:master-page-name="">
      <style:paragraph-properties fo:margin-top="0cm" fo:margin-bottom="0.42cm"/>
    </style:style>
    <style:style style:name="BOOK_5f_Tip_5f_header" style:display-name="BOOK_Tip_header" style:family="paragraph" style:parent-style-name="BOOK_5f_Text_5f_body" style:next-style-name="BOOK_5f_Tip_5f_body" style:master-page-name="">
      <style:paragraph-properties fo:margin-top="0.21cm" fo:margin-bottom="0cm"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fo:padding="0cm" fo:border="none" style:shadow="none"/>
    </style:style>
    <style:style style:name="BOOK_5f_Heading_5f_2" style:display-name="BOOK_Heading_2" style:family="paragraph" style:parent-style-name="BOOK_5f_Heading_5f_1" style:list-style-name="Outline" style:master-page-name="" style:default-outline-level="3">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BOOK_5f_Bulleted_5f_list" style:display-name="BOOK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1</text:page-number></text:p>
      </style:footer>
    </style:master-page>
    <style:master-page style:name="BOOK_5f_Left_5f_page" style:display-name="BOOK_Left_page" style:page-layout-name="pm3" style:next-style-name="BOOK_5f_Right_5f_page">
      <style:header>
        <text:p text:style-name="BOOK_5f_Header"><text:chapter text:display="name" text:outline-level="1">Importing data into the WriterDB database</text:chapter></text:p>
      </style:header>
      <style:footer>
        <text:p text:style-name="BOOK_5f_Footer"><text:page-number text:select-page="current">11</text:page-number></text:p>
      </style:footer>
    </style:master-page>
    <style:master-page style:name="BOOK_5f_Right_5f_page" style:display-name="BOOK_Right_page" style:page-layout-name="pm4" style:next-style-name="BOOK_5f_Left_5f_page">
      <style:header>
        <text:p text:style-name="BOOK_5f_Header"><text:chapter text:display="name" text:outline-level="1">Installing and Configuring Writer’s Tools</text:chapter></text:p>
      </style:header>
      <style:footer>
        <text:p text:style-name="BOOK_5f_Footer"><text:page-number text:select-page="current">11</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1</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1</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1</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1</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1</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Dmitri Popov</meta:initial-creator>
    <meta:creation-date>2007-03-06T16:24:29</meta:creation-date>
    <dc:date>2007-09-21T11:37:37</dc:date>
    <dc:language>da-DK</dc:language>
    <meta:editing-cycles>570</meta:editing-cycles>
    <meta:editing-duration>PT17H47M23S</meta:editing-duration>
    <meta:user-defined meta:name="Info 1"/>
    <meta:user-defined meta:name="Info 2"/>
    <meta:user-defined meta:name="Info 3"/>
    <meta:user-defined meta:name="Info 4"/>
    <meta:document-statistic meta:table-count="0" meta:image-count="6" meta:object-count="0" meta:page-count="19" meta:paragraph-count="124" meta:word-count="1893" meta:character-count="12141"/>
  </office:meta>
</office:document-meta>
</file>